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text-align="justify" style:justify-single-word="false" fo:break-before="page"/>
    </style:style>
    <style:style style:name="P3" style:family="paragraph" style:parent-style-name="Heading_20_1">
      <style:paragraph-properties fo:line-height="115%" fo:text-align="justify" style:justify-single-word="false" fo:orphans="0" fo:widows="0" fo:break-before="pag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fo:break-before="page"/>
    </style:style>
    <style:style style:name="P6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normal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normal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normal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normal">
      <style:paragraph-properties fo:margin-left="0cm" fo:margin-right="0cm" fo:line-height="115%" fo:text-align="justify" style:justify-single-word="false" fo:orphans="0" fo:widows="0" fo:text-indent="0cm" style:auto-text-indent="false"/>
      <style:text-properties fo:font-size="12pt" style:font-size-asian="12pt" style:font-size-complex="12pt"/>
    </style:style>
    <style:style style:name="P15" style:family="paragraph" style:parent-style-name="normal">
      <style:paragraph-properties fo:margin-left="0cm" fo:margin-right="0cm" fo:line-height="115%" fo:text-align="justify" style:justify-single-word="false" fo:orphans="0" fo:widows="0" fo:text-indent="0cm" style:auto-text-indent="false" fo:break-before="page"/>
      <style:text-properties fo:font-size="12pt" style:font-size-asian="12pt" style:font-size-complex="12pt"/>
    </style:style>
    <style:style style:name="P16" style:family="paragraph" style:parent-style-name="normal" style:master-page-name="First_20_Page">
      <style:paragraph-properties style:page-number="0"/>
    </style:style>
    <style:style style:name="P17" style:family="paragraph" style:parent-style-name="normal">
      <style:paragraph-properties fo:text-align="end" style:justify-single-word="false"/>
      <style:text-properties officeooo:rsid="00159a9e" officeooo:paragraph-rsid="00159a9e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24pt" fo:font-weight="bold" officeooo:rsid="00159a9e" style:font-size-asian="24pt" style:font-weight-asian="bold" style:font-size-complex="24pt"/>
    </style:style>
    <style:style style:name="T3" style:family="text">
      <style:text-properties style:text-position="super 58%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1155cc" loext:opacity="100%" style:text-underline-style="solid" style:text-underline-width="auto" style:text-underline-color="font-color"/>
    </style:style>
    <style:style style:name="T10" style:family="text">
      <style:text-properties officeooo:rsid="00159a9e"/>
    </style:style>
    <style:style style:name="T11" style:family="text">
      <style:text-properties officeooo:rsid="00170c9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><text:span text:style-name="T1">UD</text:span><text:span text:style-name="T2">X</text:span><text:span text:style-name="T1">. Tasca </text:span><text:span text:style-name="T2">X</text:span><text:span text:style-name="T1">. </text:span><text:span text:style-name="T2">Titol</text:span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Alumne</text:p>
      <text:p text:style-name="P17">Asignatura</text:p>
      <text:p text:style-name="P17">Professor</text:p>
      <text:p text:style-name="P17">Curs</text:p>
      <text:p text:style-name="P17">Data d’entrega<text:bookmark-start text:name="kpsw3rjvjhqh"/></text:p>
      <text:p text:style-name="P5"><text:bookmark-end text:name="kpsw3rjvjhqh"/><text:span text:style-name="T4">Índex</text:span></text:p>
      <text:p text:style-name="P8"/>
      <text:p text:style-name="P8"/>
      <text:p text:style-name="P8"/>
      <text:p text:style-name="normal"/>
      <text:p text:style-name="normal"/>
      <text:p text:style-name="normal"/>
      <text:table-of-content text:style-name="Sect1" text:protected="true" text:name="Sumari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p6u9b2mcsuv" text:style-name="Index_20_Link" text:visited-style-name="Index_20_Link"><text:span text:style-name="T5">Exercici 1.</text:span></text:a><text:span text:style-name="T5"><text:tab/>2</text:span></text:p>
          <text:p text:style-name="P9"><text:a xlink:type="simple" xlink:href="#_jldmrp92py3" text:style-name="Index_20_Link" text:visited-style-name="Index_20_Link"><text:span text:style-name="T5">Exercici 2.</text:span></text:a><text:span text:style-name="T5"><text:tab/>3</text:span></text:p>
          <text:p text:style-name="P9"><text:a xlink:type="simple" xlink:href="#_ae6tc4icx30a" text:style-name="Index_20_Link" text:visited-style-name="Index_20_Link"><text:span text:style-name="T5">Exercici 3</text:span></text:a><text:span text:style-name="T5"><text:tab/>4</text:span></text:p>
          <text:p text:style-name="P9"><text:a xlink:type="simple" xlink:href="#_fnjot0we9hnq" text:style-name="Index_20_Link" text:visited-style-name="Index_20_Link"><text:span text:style-name="T6">Valoració Personal</text:span></text:a><text:span text:style-name="T6"><text:tab/>6</text:span></text:p>
          <text:p text:style-name="P10"><text:a xlink:type="simple" xlink:href="#_cv4yafyocqcy" text:style-name="Index_20_Link" text:visited-style-name="Index_20_Link"><text:span text:style-name="T6">Bibliografia</text:span></text:a><text:span text:style-name="T6"><text:tab/>7</text:span></text:p>
        </text:index-body>
      </text:table-of-content>
      <text:p text:style-name="normal"/>
      <text:p text:style-name="normal"/>
      <text:p text:style-name="P1"><text:bookmark text:name="_p6u9b2mcsuv"/>Exercici <text:span text:style-name="T11">1</text:span>.</text:p>
      <text:p text:style-name="normal"/>
      <text:p text:style-name="P12"><text:span text:style-name="T8"/></text:p>
      <text:p text:style-name="P13"/>
      <text:p text:style-name="P13"/>
      <text:p text:style-name="P2"><text:bookmark text:name="_jldmrp92py3"/>Exercici <text:span text:style-name="T11">2</text:span>.</text:p>
      <text:p text:style-name="normal"/>
      <text:p text:style-name="normal"/>
      <text:p text:style-name="P12"><text:span text:style-name="T8"/></text:p>
      <text:p text:style-name="P3"><text:bookmark text:name="_ae6tc4icx30a"/>Exercici <text:span text:style-name="T11">3</text:span><text:span text:style-name="T10">.</text:span></text:p>
      <text:p text:style-name="P14"/>
      <text:p text:style-name="P14"/>
      <text:p text:style-name="P12"><text:span text:style-name="T8"/></text:p>
      <text:p text:style-name="P14"/>
      <text:p text:style-name="P14"/>
      <text:p text:style-name="P14"/>
      <text:p text:style-name="P14"/>
      <text:p text:style-name="P15"/>
      <text:p text:style-name="P14"/>
      <text:p text:style-name="P14"/>
      <text:p text:style-name="P3"><text:bookmark text:name="_fnjot0we9hnq"/>Valoració Personal</text:p>
      <text:p text:style-name="P14"/>
      <text:p text:style-name="P14"/>
      <text:p text:style-name="P14"/>
      <text:p text:style-name="P3"><text:bookmark text:name="_cv4yafyocqcy"/>Bibliografia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P2" style:family="paragraph" style:parent-style-name="normal">
      <style:paragraph-properties fo:text-align="end" style:justify-single-word="false"/>
    </style:style>
    <style:style style:name="MT1" style:family="text">
      <style:text-properties officeooo:rsid="00159a9e"/>
    </style:style>
    <style:style style:name="MT2" style:family="text">
      <style:text-properties fo:color="#1155cc" loext:opacity="100%" style:text-underline-style="solid" style:text-underline-width="auto" style:text-underline-color="font-color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><text:span text:style-name="MT1">Alumne</text:span><text:tab/><text:tab/><text:tab/><text:tab/><text:tab/><text:tab/><text:tab/><text:tab/>UD<text:span text:style-name="MT1">X</text:span>. Tasca<text:span text:style-name="MT1">X</text:span>. <text:span text:style-name="MT1">Titol</text:span></text:p>
        <text:p text:style-name="normal"><draw:rect text:anchor-type="as-char" style:rel-width="100%" draw:z-index="6" draw:style-name="Mgr1" draw:text-style-name="MP1" svg:width="15.922cm" svg:height="0.054cm"><text:p/></draw:rect></text:p>
        <text:p text:style-name="MP2"><text:a xlink:type="simple" xlink:href="#kpsw3rjvjhqh" text:style-name="Default_20_Style" text:visited-style-name="Default_20_Style"><text:span text:style-name="MT2">Índex</text:span></text:a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normal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1T08:31:51.916982288</dc:date>
    <meta:editing-duration>PT6M10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8" meta:paragraph-count="21" meta:word-count="40" meta:character-count="240" meta:non-whitespace-character-count="213"/>
  </office:meta>
</office:document-meta>
</file>